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0.5929in"/>
    </style:style>
    <style:style style:name="co13" style:family="table-column">
      <style:table-column-properties fo:break-before="auto" style:column-width="0.389in"/>
    </style:style>
    <style:style style:name="co14" style:family="table-column">
      <style:table-column-properties fo:break-before="auto" style:column-width="0.6035in"/>
    </style:style>
    <style:style style:name="co15" style:family="table-column">
      <style:table-column-properties fo:break-before="auto" style:column-width="1.0646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9898in"/>
    </style:style>
    <style:style style:name="co18" style:family="table-column">
      <style:table-column-properties fo:break-before="auto" style:column-width="5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2"/>
        <table:table-column table:style-name="co13" table:default-cell-style-name="ce4"/>
        <table:table-column table:style-name="co14" table:number-columns-repeated="2" table:default-cell-style-name="ce2"/>
        <table:table-column table:style-name="co13" table:number-columns-repeated="2" table:default-cell-style-name="ce2"/>
        <table:table-column table:style-name="co12" table:number-columns-repeated="2" table:default-cell-style-name="ce2"/>
        <table:table-column table:style-name="co13" table:default-cell-style-name="ce4"/>
        <table:table-column table:style-name="co14" table:number-columns-repeated="2" table:default-cell-style-name="ce2"/>
        <table:table-column table:style-name="co12" table:default-cell-style-name="ce2"/>
        <table:table-column table:style-name="co14" table:number-columns-repeated="3" table:default-cell-style-name="ce2"/>
        <table:table-column table:style-name="co13" table:default-cell-style-name="ce4"/>
        <table:table-column table:style-name="co14" table:number-columns-repeated="5" table:default-cell-style-name="ce2"/>
        <table:table-column table:style-name="co15" table:default-cell-style-name="ce2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_unit_id</text:p>
          </table:table-cell>
          <table:table-cell office:value-type="string" calcext:value-type="string">
            <text:p>_created_at</text:p>
          </table:table-cell>
          <table:table-cell office:value-type="string" calcext:value-type="string">
            <text:p>_id</text:p>
          </table:table-cell>
          <table:table-cell office:value-type="string" calcext:value-type="string">
            <text:p>_started_at</text:p>
          </table:table-cell>
          <table:table-cell office:value-type="string" calcext:value-type="string">
            <text:p>_tainted</text:p>
          </table:table-cell>
          <table:table-cell office:value-type="string" calcext:value-type="string">
            <text:p>_channel</text:p>
          </table:table-cell>
          <table:table-cell office:value-type="string" calcext:value-type="string">
            <text:p>_trust</text:p>
          </table:table-cell>
          <table:table-cell office:value-type="string" calcext:value-type="string">
            <text:p>_worker_id</text:p>
          </table:table-cell>
          <table:table-cell office:value-type="string" calcext:value-type="string">
            <text:p>_country</text:p>
          </table:table-cell>
          <table:table-cell office:value-type="string" calcext:value-type="string">
            <text:p>_region</text:p>
          </table:table-cell>
          <table:table-cell office:value-type="string" calcext:value-type="string">
            <text:p>_city</text:p>
          </table:table-cell>
          <table:table-cell office:value-type="string" calcext:value-type="string">
            <text:p>_ip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Q2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Correct Answer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6:33:03</text:p>
          </table:table-cell>
          <table:table-cell office:value-type="float" office:value="1788512516" calcext:value-type="float">
            <text:p>1788512516</text:p>
          </table:table-cell>
          <table:table-cell table:style-name="ce1" office:value-type="string" calcext:value-type="string">
            <text:p>11/2/2015 16:27:1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6591" calcext:value-type="float">
            <text:p>0.6591</text:p>
          </table:table-cell>
          <table:table-cell office:value-type="float" office:value="30247532" calcext:value-type="float">
            <text:p>3024753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68.57.118.3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6:43:15</text:p>
          </table:table-cell>
          <table:table-cell office:value-type="float" office:value="1788518120" calcext:value-type="float">
            <text:p>1788518120</text:p>
          </table:table-cell>
          <table:table-cell table:style-name="ce1" office:value-type="string" calcext:value-type="string">
            <text:p>11/2/2015 16:36:1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bitcoinget</text:p>
          </table:table-cell>
          <table:table-cell office:value-type="float" office:value="0.6477" calcext:value-type="float">
            <text:p>0.6477</text:p>
          </table:table-cell>
          <table:table-cell office:value-type="float" office:value="30546513" calcext:value-type="float">
            <text:p>30546513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194.42.67.50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737" calcext:value-type="float">
            <text:p>0.737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6:55:04</text:p>
          </table:table-cell>
          <table:table-cell office:value-type="float" office:value="1788524305" calcext:value-type="float">
            <text:p>1788524305</text:p>
          </table:table-cell>
          <table:table-cell table:style-name="ce1" office:value-type="string" calcext:value-type="string">
            <text:p>11/2/2015 16:51:3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08" calcext:value-type="float">
            <text:p>0.608</text:p>
          </table:table-cell>
          <table:table-cell office:value-type="float" office:value="16718271" calcext:value-type="float">
            <text:p>1671827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67.160.99.79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float" office:value="0.737" calcext:value-type="float">
            <text:p>0.737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6:56:56</text:p>
          </table:table-cell>
          <table:table-cell office:value-type="float" office:value="1788525273" calcext:value-type="float">
            <text:p>1788525273</text:p>
          </table:table-cell>
          <table:table-cell table:style-name="ce1" office:value-type="string" calcext:value-type="string">
            <text:p>11/2/2015 16:52:0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6091" calcext:value-type="float">
            <text:p>0.6091</text:p>
          </table:table-cell>
          <table:table-cell office:value-type="float" office:value="30064988" calcext:value-type="float">
            <text:p>3006498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92.22.133.7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float" office:value="0.737" calcext:value-type="float">
            <text:p>0.737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7:00:41</text:p>
          </table:table-cell>
          <table:table-cell office:value-type="float" office:value="1788527057" calcext:value-type="float">
            <text:p>1788527057</text:p>
          </table:table-cell>
          <table:table-cell table:style-name="ce1" office:value-type="string" calcext:value-type="string">
            <text:p>11/2/2015 16:56:3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182" calcext:value-type="float">
            <text:p>0.6182</text:p>
          </table:table-cell>
          <table:table-cell office:value-type="float" office:value="18985376" calcext:value-type="float">
            <text:p>1898537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86.27.159.11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7:14:51</text:p>
          </table:table-cell>
          <table:table-cell office:value-type="float" office:value="1788534397" calcext:value-type="float">
            <text:p>1788534397</text:p>
          </table:table-cell>
          <table:table-cell table:style-name="ce1" office:value-type="string" calcext:value-type="string">
            <text:p>11/2/2015 17:09:0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6364" calcext:value-type="float">
            <text:p>0.6364</text:p>
          </table:table-cell>
          <table:table-cell office:value-type="float" office:value="6579519" calcext:value-type="float">
            <text:p>657951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71.55.59.24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7:30:32</text:p>
          </table:table-cell>
          <table:table-cell office:value-type="float" office:value="1788541486" calcext:value-type="float">
            <text:p>1788541486</text:p>
          </table:table-cell>
          <table:table-cell table:style-name="ce1" office:value-type="string" calcext:value-type="string">
            <text:p>11/2/2015 17:15:4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5844" calcext:value-type="float">
            <text:p>0.5844</text:p>
          </table:table-cell>
          <table:table-cell office:value-type="float" office:value="30513549" calcext:value-type="float">
            <text:p>3051354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Warner Robins</text:p>
          </table:table-cell>
          <table:table-cell office:value-type="string" calcext:value-type="string">
            <text:p>107.181.69.215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5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float" office:value="0.632" calcext:value-type="float">
            <text:p>0.632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7:42:56</text:p>
          </table:table-cell>
          <table:table-cell office:value-type="float" office:value="1788548715" calcext:value-type="float">
            <text:p>1788548715</text:p>
          </table:table-cell>
          <table:table-cell table:style-name="ce1" office:value-type="string" calcext:value-type="string">
            <text:p>11/2/2015 17:34:5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6364" calcext:value-type="float">
            <text:p>0.6364</text:p>
          </table:table-cell>
          <table:table-cell office:value-type="float" office:value="11521789" calcext:value-type="float">
            <text:p>1152178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108.178.173.218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float" office:value="0.632" calcext:value-type="float">
            <text:p>0.632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7:48:07</text:p>
          </table:table-cell>
          <table:table-cell office:value-type="float" office:value="1788551630" calcext:value-type="float">
            <text:p>1788551630</text:p>
          </table:table-cell>
          <table:table-cell table:style-name="ce1" office:value-type="string" calcext:value-type="string">
            <text:p>11/2/2015 17:43:3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6313" calcext:value-type="float">
            <text:p>0.6313</text:p>
          </table:table-cell>
          <table:table-cell office:value-type="float" office:value="31956791" calcext:value-type="float">
            <text:p>3195679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lippery Rock</text:p>
          </table:table-cell>
          <table:table-cell office:value-type="string" calcext:value-type="string">
            <text:p>72.23.5.90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C</text:p>
          </table:table-cell>
          <table:table-cell office:value-type="float" office:value="0.632" calcext:value-type="float">
            <text:p>0.632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7:52:01</text:p>
          </table:table-cell>
          <table:table-cell office:value-type="float" office:value="1788553451" calcext:value-type="float">
            <text:p>1788553451</text:p>
          </table:table-cell>
          <table:table-cell table:style-name="ce1" office:value-type="string" calcext:value-type="string">
            <text:p>11/2/2015 17:46:0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fusioncash</text:p>
          </table:table-cell>
          <table:table-cell office:value-type="float" office:value="0.6313" calcext:value-type="float">
            <text:p>0.6313</text:p>
          </table:table-cell>
          <table:table-cell office:value-type="float" office:value="7461070" calcext:value-type="float">
            <text:p>746107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107.199.12.87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684" calcext:value-type="float">
            <text:p>0.684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7:53:22</text:p>
          </table:table-cell>
          <table:table-cell office:value-type="float" office:value="1788554205" calcext:value-type="float">
            <text:p>1788554205</text:p>
          </table:table-cell>
          <table:table-cell table:style-name="ce1" office:value-type="string" calcext:value-type="string">
            <text:p>11/2/2015 17:47:4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bitcoinget</text:p>
          </table:table-cell>
          <table:table-cell office:value-type="float" office:value="0.6944" calcext:value-type="float">
            <text:p>0.6944</text:p>
          </table:table-cell>
          <table:table-cell office:value-type="float" office:value="21678835" calcext:value-type="float">
            <text:p>2167883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Ironton</text:p>
          </table:table-cell>
          <table:table-cell office:value-type="string" calcext:value-type="string">
            <text:p>76.177.160.209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8:02:24</text:p>
          </table:table-cell>
          <table:table-cell office:value-type="float" office:value="1788558662" calcext:value-type="float">
            <text:p>1788558662</text:p>
          </table:table-cell>
          <table:table-cell table:style-name="ce1" office:value-type="string" calcext:value-type="string">
            <text:p>11/2/2015 17:57:0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vivatic</text:p>
          </table:table-cell>
          <table:table-cell office:value-type="float" office:value="0.65" calcext:value-type="float">
            <text:p>0.65</text:p>
          </table:table-cell>
          <table:table-cell office:value-type="float" office:value="12878402" calcext:value-type="float">
            <text:p>12878402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Stevenage</text:p>
          </table:table-cell>
          <table:table-cell office:value-type="string" calcext:value-type="string">
            <text:p>81.105.29.39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B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8:18:38</text:p>
          </table:table-cell>
          <table:table-cell office:value-type="float" office:value="1788567467" calcext:value-type="float">
            <text:p>1788567467</text:p>
          </table:table-cell>
          <table:table-cell table:style-name="ce1" office:value-type="string" calcext:value-type="string">
            <text:p>11/2/2015 18:15:0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906" calcext:value-type="float">
            <text:p>0.6906</text:p>
          </table:table-cell>
          <table:table-cell office:value-type="float" office:value="13038918" calcext:value-type="float">
            <text:p>1303891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50.121.128.216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8:18:54</text:p>
          </table:table-cell>
          <table:table-cell office:value-type="float" office:value="1788567609" calcext:value-type="float">
            <text:p>1788567609</text:p>
          </table:table-cell>
          <table:table-cell table:style-name="ce1" office:value-type="string" calcext:value-type="string">
            <text:p>11/2/2015 18:09:5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6486" calcext:value-type="float">
            <text:p>0.6486</text:p>
          </table:table-cell>
          <table:table-cell office:value-type="float" office:value="27934334" calcext:value-type="float">
            <text:p>27934334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86.162.36.55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3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8:26:17</text:p>
          </table:table-cell>
          <table:table-cell office:value-type="float" office:value="1788571083" calcext:value-type="float">
            <text:p>1788571083</text:p>
          </table:table-cell>
          <table:table-cell table:style-name="ce1" office:value-type="string" calcext:value-type="string">
            <text:p>11/2/2015 18:19:0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lite</text:p>
          </table:table-cell>
          <table:table-cell office:value-type="float" office:value="0.5787" calcext:value-type="float">
            <text:p>0.5787</text:p>
          </table:table-cell>
          <table:table-cell office:value-type="float" office:value="33975496" calcext:value-type="float">
            <text:p>33975496</text:p>
          </table:table-cell>
          <table:table-cell office:value-type="string" calcext:value-type="string">
            <text:p>USA</text:p>
          </table:table-cell>
          <table:table-cell table:number-columns-repeated="2"/>
          <table:table-cell office:value-type="string" calcext:value-type="string">
            <text:p>208.31.49.58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number-columns-repeated="2" office:value-type="string" calcext:value-type="string">
            <text:p>False B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float" office:value="0.526" calcext:value-type="float">
            <text:p>0.526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8:26:51</text:p>
          </table:table-cell>
          <table:table-cell office:value-type="float" office:value="1788571382" calcext:value-type="float">
            <text:p>1788571382</text:p>
          </table:table-cell>
          <table:table-cell table:style-name="ce1" office:value-type="string" calcext:value-type="string">
            <text:p>11/2/2015 18:23:1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101" calcext:value-type="float">
            <text:p>0.6101</text:p>
          </table:table-cell>
          <table:table-cell office:value-type="float" office:value="30398579" calcext:value-type="float">
            <text:p>3039857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inchendon</text:p>
          </table:table-cell>
          <table:table-cell office:value-type="string" calcext:value-type="string">
            <text:p>73.38.174.116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3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737" calcext:value-type="float">
            <text:p>0.737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8:28:43</text:p>
          </table:table-cell>
          <table:table-cell office:value-type="float" office:value="1788572324" calcext:value-type="float">
            <text:p>1788572324</text:p>
          </table:table-cell>
          <table:table-cell table:style-name="ce1" office:value-type="string" calcext:value-type="string">
            <text:p>11/2/2015 18:24:2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fastcashgpt</text:p>
          </table:table-cell>
          <table:table-cell office:value-type="float" office:value="0.5629" calcext:value-type="float">
            <text:p>0.5629</text:p>
          </table:table-cell>
          <table:table-cell office:value-type="float" office:value="31726334" calcext:value-type="float">
            <text:p>3172633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pe Coral</text:p>
          </table:table-cell>
          <table:table-cell office:value-type="string" calcext:value-type="string">
            <text:p>184.0.224.229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C</text:p>
          </table:table-cell>
          <table:table-cell office:value-type="string" calcext:value-type="string">
            <text:p>False B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number-columns-repeated="2"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float" office:value="0.526" calcext:value-type="float">
            <text:p>0.526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8:30:08</text:p>
          </table:table-cell>
          <table:table-cell office:value-type="float" office:value="1788573229" calcext:value-type="float">
            <text:p>1788573229</text:p>
          </table:table-cell>
          <table:table-cell table:style-name="ce1" office:value-type="string" calcext:value-type="string">
            <text:p>11/2/2015 18:23:4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6171" calcext:value-type="float">
            <text:p>0.6171</text:p>
          </table:table-cell>
          <table:table-cell office:value-type="float" office:value="2034278" calcext:value-type="float">
            <text:p>203427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47.21.152.61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B</text:p>
          </table:table-cell>
          <table:table-cell table:number-columns-repeated="2"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684" calcext:value-type="float">
            <text:p>0.684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8:44:05</text:p>
          </table:table-cell>
          <table:table-cell office:value-type="float" office:value="1788581544" calcext:value-type="float">
            <text:p>1788581544</text:p>
          </table:table-cell>
          <table:table-cell table:style-name="ce1" office:value-type="string" calcext:value-type="string">
            <text:p>11/2/2015 18:38:4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517" calcext:value-type="float">
            <text:p>0.517</text:p>
          </table:table-cell>
          <table:table-cell office:value-type="float" office:value="29308580" calcext:value-type="float">
            <text:p>29308580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172.56.27.184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office:value-type="string" calcext:value-type="string">
            <text:p>False 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number-columns-repeated="2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office:value-type="string" calcext:value-type="string">
            <text:p>False C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474" calcext:value-type="float">
            <text:p>0.474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8:49:11</text:p>
          </table:table-cell>
          <table:table-cell office:value-type="float" office:value="1788584684" calcext:value-type="float">
            <text:p>1788584684</text:p>
          </table:table-cell>
          <table:table-cell table:style-name="ce1" office:value-type="string" calcext:value-type="string">
            <text:p>11/2/2015 18:44:4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534" calcext:value-type="float">
            <text:p>0.6534</text:p>
          </table:table-cell>
          <table:table-cell office:value-type="float" office:value="20430407" calcext:value-type="float">
            <text:p>2043040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162.192.20.23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3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8:51:08</text:p>
          </table:table-cell>
          <table:table-cell office:value-type="float" office:value="1788585853" calcext:value-type="float">
            <text:p>1788585853</text:p>
          </table:table-cell>
          <table:table-cell table:style-name="ce1" office:value-type="string" calcext:value-type="string">
            <text:p>11/2/2015 18:44:5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581" calcext:value-type="float">
            <text:p>0.581</text:p>
          </table:table-cell>
          <table:table-cell office:value-type="float" office:value="19828154" calcext:value-type="float">
            <text:p>198281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184.21.109.181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A</text:p>
          </table:table-cell>
          <table:table-cell table:number-columns-repeated="2" office:value-type="string" calcext:value-type="string">
            <text:p>False C</text:p>
          </table:table-cell>
          <table:table-cell office:value-type="float" office:value="0.526" calcext:value-type="float">
            <text:p>0.526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8:54:38</text:p>
          </table:table-cell>
          <table:table-cell office:value-type="float" office:value="1788588564" calcext:value-type="float">
            <text:p>1788588564</text:p>
          </table:table-cell>
          <table:table-cell table:style-name="ce1" office:value-type="string" calcext:value-type="string">
            <text:p>11/2/2015 18:50:2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uperrewards</text:p>
          </table:table-cell>
          <table:table-cell office:value-type="float" office:value="0.6733" calcext:value-type="float">
            <text:p>0.6733</text:p>
          </table:table-cell>
          <table:table-cell office:value-type="float" office:value="31767535" calcext:value-type="float">
            <text:p>31767535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Wallsend</text:p>
          </table:table-cell>
          <table:table-cell office:value-type="string" calcext:value-type="string">
            <text:p>94.8.175.141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float" office:value="0.842" calcext:value-type="float">
            <text:p>0.842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9:10:11</text:p>
          </table:table-cell>
          <table:table-cell office:value-type="float" office:value="1788598538" calcext:value-type="float">
            <text:p>1788598538</text:p>
          </table:table-cell>
          <table:table-cell table:style-name="ce1" office:value-type="string" calcext:value-type="string">
            <text:p>11/2/2015 19:04:5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oinworker</text:p>
          </table:table-cell>
          <table:table-cell office:value-type="float" office:value="0.573" calcext:value-type="float">
            <text:p>0.573</text:p>
          </table:table-cell>
          <table:table-cell office:value-type="float" office:value="33935063" calcext:value-type="float">
            <text:p>3393506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184.23.210.44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A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office:value-type="string" calcext:value-type="string">
            <text:p>False B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float" office:value="0.632" calcext:value-type="float">
            <text:p>0.632</text:p>
          </table:table-cell>
          <table:table-cell/>
          <table:table-cell office:value-type="float" office:value="0.5483975769" calcext:value-type="float">
            <text:p>0.5483975769</text:p>
          </table:table-cell>
          <table:table-cell office:value-type="float" office:value="0.8776713887" calcext:value-type="float">
            <text:p>0.8776713887</text:p>
          </table:table-cell>
          <table:table-cell/>
          <table:table-cell office:value-type="string" calcext:value-type="string">
            <text:p>With 95% confidence, the true population proportion of correct answers lies within this interval.</text:p>
          </table:table-cell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9:29:11</text:p>
          </table:table-cell>
          <table:table-cell office:value-type="float" office:value="1788612130" calcext:value-type="float">
            <text:p>1788612130</text:p>
          </table:table-cell>
          <table:table-cell table:style-name="ce1" office:value-type="string" calcext:value-type="string">
            <text:p>11/2/2015 19:21:2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069" calcext:value-type="float">
            <text:p>0.7069</text:p>
          </table:table-cell>
          <table:table-cell office:value-type="float" office:value="19212463" calcext:value-type="float">
            <text:p>1921246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Dunnellon</text:p>
          </table:table-cell>
          <table:table-cell office:value-type="string" calcext:value-type="string">
            <text:p>74.178.41.125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3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9:34:26</text:p>
          </table:table-cell>
          <table:table-cell office:value-type="float" office:value="1788615962" calcext:value-type="float">
            <text:p>1788615962</text:p>
          </table:table-cell>
          <table:table-cell table:style-name="ce1" office:value-type="string" calcext:value-type="string">
            <text:p>11/2/2015 19:30:2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651" calcext:value-type="float">
            <text:p>0.6651</text:p>
          </table:table-cell>
          <table:table-cell office:value-type="float" office:value="33427067" calcext:value-type="float">
            <text:p>3342706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olyoke</text:p>
          </table:table-cell>
          <table:table-cell office:value-type="string" calcext:value-type="string">
            <text:p>24.41.68.35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string" calcext:value-type="string">
            <text:p>False A</text:p>
          </table:table-cell>
          <table:table-cell table:number-columns-repeated="2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number-columns-repeated="3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office:value-type="float" office:value="0.632" calcext:value-type="float">
            <text:p>0.632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9:34:27</text:p>
          </table:table-cell>
          <table:table-cell office:value-type="float" office:value="1788615973" calcext:value-type="float">
            <text:p>1788615973</text:p>
          </table:table-cell>
          <table:table-cell table:style-name="ce1" office:value-type="string" calcext:value-type="string">
            <text:p>11/2/2015 19:25:5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615" calcext:value-type="float">
            <text:p>0.6615</text:p>
          </table:table-cell>
          <table:table-cell office:value-type="float" office:value="21551272" calcext:value-type="float">
            <text:p>21551272</text:p>
          </table:table-cell>
          <table:table-cell office:value-type="string" calcext:value-type="string">
            <text:p>GBR</text:p>
          </table:table-cell>
          <table:table-cell table:number-columns-repeated="2"/>
          <table:table-cell office:value-type="string" calcext:value-type="string">
            <text:p>92.24.65.101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number-columns-repeated="4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office:value-type="float" office:value="0.682" calcext:value-type="float">
            <text:p>0.682</text:p>
          </table:table-cell>
          <table:table-cell/>
          <table:table-cell office:value-type="float" office:value="19.1877063025" calcext:value-type="float">
            <text:p>19.1877063025</text:p>
          </table:table-cell>
          <table:table-cell table:number-columns-repeated="3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9:35:17</text:p>
          </table:table-cell>
          <table:table-cell office:value-type="float" office:value="1788616531" calcext:value-type="float">
            <text:p>1788616531</text:p>
          </table:table-cell>
          <table:table-cell table:style-name="ce1" office:value-type="string" calcext:value-type="string">
            <text:p>11/2/2015 19:31:1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7081" calcext:value-type="float">
            <text:p>0.7081</text:p>
          </table:table-cell>
          <table:table-cell office:value-type="float" office:value="34949008" calcext:value-type="float">
            <text:p>3494900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arrollton</text:p>
          </table:table-cell>
          <table:table-cell office:value-type="string" calcext:value-type="string">
            <text:p>24.196.231.111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number-columns-repeated="3"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float" office:value="0.842" calcext:value-type="float">
            <text:p>0.842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9:41:59</text:p>
          </table:table-cell>
          <table:table-cell office:value-type="float" office:value="1788620869" calcext:value-type="float">
            <text:p>1788620869</text:p>
          </table:table-cell>
          <table:table-cell table:style-name="ce1" office:value-type="string" calcext:value-type="string">
            <text:p>11/2/2015 19:34:3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dege</text:p>
          </table:table-cell>
          <table:table-cell office:value-type="float" office:value="0.7069" calcext:value-type="float">
            <text:p>0.7069</text:p>
          </table:table-cell>
          <table:table-cell office:value-type="float" office:value="33275968" calcext:value-type="float">
            <text:p>33275968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Thornton Heath</text:p>
          </table:table-cell>
          <table:table-cell office:value-type="string" calcext:value-type="string">
            <text:p>87.115.140.115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 B</text:p>
          </table:table-cell>
          <table:table-cell table:number-columns-repeated="3" office:value-type="string" calcext:value-type="string">
            <text:p>False C</text:p>
          </table:table-cell>
          <table:table-cell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5" table:style-name="ce3" office:value-type="string" calcext:value-type="string">
            <text:p>True</text:p>
          </table:table-cell>
          <table:table-cell office:value-type="float" office:value="0.789" calcext:value-type="float">
            <text:p>0.789</text:p>
          </table:table-cell>
          <table:table-cell table:number-columns-repeated="5"/>
        </table:table-row>
        <table:table-row table:style-name="ro1">
          <table:table-cell office:value-type="float" office:value="819386857" calcext:value-type="float">
            <text:p>819386857</text:p>
          </table:table-cell>
          <table:table-cell table:style-name="ce1" office:value-type="string" calcext:value-type="string">
            <text:p>11/2/2015 19:55:49</text:p>
          </table:table-cell>
          <table:table-cell office:value-type="float" office:value="1788629947" calcext:value-type="float">
            <text:p>1788629947</text:p>
          </table:table-cell>
          <table:table-cell table:style-name="ce1" office:value-type="string" calcext:value-type="string">
            <text:p>11/2/2015 19:45:3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tagc</text:p>
          </table:table-cell>
          <table:table-cell office:value-type="float" office:value="0.6682" calcext:value-type="float">
            <text:p>0.6682</text:p>
          </table:table-cell>
          <table:table-cell office:value-type="float" office:value="35061986" calcext:value-type="float">
            <text:p>3506198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71.174.224.67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6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5" office:value-type="string" calcext:value-type="string">
            <text:p>True</text:p>
          </table:table-cell>
          <table:table-cell office:value-type="string" calcext:value-type="string">
            <text:p>False C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float" office:value="0.894" calcext:value-type="float">
            <text:p>0.894</text:p>
          </table:table-cell>
          <table:table-cell/>
          <table:table-cell office:value-type="float" office:value="0.7130344828" calcext:value-type="float">
            <text:p>0.7130344828</text:p>
          </table:table-cell>
          <table:table-cell office:value-type="float" office:value="0.1075013232" calcext:value-type="float">
            <text:p>0.107501323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.896" calcext:value-type="float">
            <text:p>0.896</text:p>
          </table:table-cell>
          <table:table-cell office:value-type="float" office:value="0.758" calcext:value-type="float">
            <text:p>0.758</text:p>
          </table:table-cell>
          <table:table-cell office:value-type="float" office:value="1" calcext:value-type="float">
            <text:p>1</text:p>
          </table:table-cell>
          <table:table-cell office:value-type="float" office:value="0.724" calcext:value-type="float">
            <text:p>0.724</text:p>
          </table:table-cell>
          <table:table-cell office:value-type="float" office:value="0.896" calcext:value-type="float">
            <text:p>0.89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.827" calcext:value-type="float">
            <text:p>0.827</text:p>
          </table:table-cell>
          <table:table-cell office:value-type="float" office:value="0.896" calcext:value-type="float">
            <text:p>0.896</text:p>
          </table:table-cell>
          <table:table-cell office:value-type="float" office:value="1" calcext:value-type="float">
            <text:p>1</text:p>
          </table:table-cell>
          <table:table-cell office:value-type="float" office:value="0.862" calcext:value-type="float">
            <text:p>0.862</text:p>
          </table:table-cell>
          <table:table-cell office:value-type="float" office:value="0.241" calcext:value-type="float">
            <text:p>0.24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7" calcext:value-type="float">
            <text:p>0.137</text:p>
          </table:table-cell>
          <table:table-cell office:value-type="float" office:value="0.517" calcext:value-type="float">
            <text:p>0.517</text:p>
          </table:table-cell>
          <table:table-cell office:value-type="float" office:value="0.965" calcext:value-type="float">
            <text:p>0.965</text:p>
          </table:table-cell>
          <table:table-cell office:value-type="float" office:value="1" calcext:value-type="float">
            <text:p>1</text:p>
          </table:table-cell>
          <table:table-cell office:value-type="float" office:value="0.862" calcext:value-type="float">
            <text:p>0.862</text:p>
          </table:table-cell>
          <table:table-cell office:value-type="float" office:value="0.655" calcext:value-type="float">
            <text:p>0.655</text:p>
          </table:table-cell>
          <table:table-cell office:value-type="float" office:value="0.724" calcext:value-type="float">
            <text:p>0.724</text:p>
          </table:table-cell>
          <table:table-cell office:value-type="float" office:value="0.689" calcext:value-type="float">
            <text:p>0.689</text:p>
          </table:table-cell>
          <table:table-cell office:value-type="float" office:value="0.793" calcext:value-type="float">
            <text:p>0.793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1B/2A</text:p>
          </table:table-cell>
          <table:table-cell office:value-type="string" calcext:value-type="string">
            <text:p>7A</text:p>
          </table:table-cell>
          <table:table-cell/>
          <table:table-cell office:value-type="string" calcext:value-type="string">
            <text:p>3A/5B</text:p>
          </table:table-cell>
          <table:table-cell office:value-type="string" calcext:value-type="string">
            <text:p>1B/2C</text:p>
          </table:table-cell>
          <table:table-cell table:number-columns-repeated="2"/>
          <table:table-cell office:value-type="string" calcext:value-type="string">
            <text:p>1B/4A</text:p>
          </table:table-cell>
          <table:table-cell office:value-type="string" calcext:value-type="string">
            <text:p>1B/2A</text:p>
          </table:table-cell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8C/14B</text:p>
          </table:table-cell>
          <table:table-cell office:value-type="string" calcext:value-type="string">
            <text:p>11C/15A</text:p>
          </table:table-cell>
          <table:table-cell office:value-type="string" calcext:value-type="string">
            <text:p>8B/17C</text:p>
          </table:table-cell>
          <table:table-cell office:value-type="string" calcext:value-type="string">
            <text:p>2A/12C</text:p>
          </table:table-cell>
          <table:table-cell table:number-columns-repeated="2"/>
          <table:table-cell office:value-type="string" calcext:value-type="string">
            <text:p>1B/3C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2A/6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2B/4C</text:p>
          </table:table-cell>
          <table:table-cell table:number-columns-repeated="6"/>
        </table:table-row>
        <table:table-row table:style-name="ro1" table:number-rows-repeated="1048543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3T14:29:14.130867831</dc:date>
    <meta:generator>LibreOffice/4.2.8.2$Linux_X86_64 LibreOffice_project/420m0$Build-2</meta:generator>
    <meta:editing-duration>PT13M15S</meta:editing-duration>
    <meta:editing-cycles>5</meta:editing-cycles>
    <meta:document-statistic meta:table-count="1" meta:cell-count="1090" meta:object-count="0"/>
  </office:meta>
</office:document-meta>
</file>